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5f97" officeooo:paragraph-rsid="000f5f97"/>
    </style:style>
    <style:style style:name="P2" style:family="paragraph" style:parent-style-name="Standard">
      <style:text-properties officeooo:rsid="000f5f97" officeooo:paragraph-rsid="000fc9e3"/>
    </style:style>
    <style:style style:name="P3" style:family="paragraph" style:parent-style-name="Text_20_body">
      <style:text-properties officeooo:rsid="000f5f97" officeooo:paragraph-rsid="000f5f97"/>
    </style:style>
    <style:style style:name="P4" style:family="paragraph" style:parent-style-name="Title">
      <style:text-properties officeooo:rsid="000f5f97" officeooo:paragraph-rsid="000f5f97"/>
    </style:style>
    <style:style style:name="P5" style:family="paragraph" style:parent-style-name="Heading_20_1">
      <style:text-properties officeooo:rsid="000f5f97" officeooo:paragraph-rsid="000f5f97"/>
    </style:style>
    <style:style style:name="P6" style:family="paragraph" style:parent-style-name="Text_20_body" style:list-style-name="L1">
      <style:text-properties officeooo:paragraph-rsid="0011665c"/>
    </style:style>
    <style:style style:name="P7" style:family="paragraph" style:parent-style-name="Text_20_body" style:list-style-name="L1">
      <style:text-properties officeooo:rsid="0011665c" officeooo:paragraph-rsid="0011665c"/>
    </style:style>
    <style:style style:name="T1" style:family="text">
      <style:text-properties officeooo:rsid="000fcdb2"/>
    </style:style>
    <style:style style:name="T2" style:family="text">
      <style:text-properties officeooo:rsid="0011665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_<text:span text:style-name="T2">HTML_CSS</text:span></text:p>
      <text:p text:style-name="P1"/>
      <text:h text:style-name="P5" text:outline-level="1">1. Instructions</text:h>
      <text:p text:style-name="P3"><text:s/></text:p>
      <text:list xml:id="list3551156587762349800" text:style-name="L1">
        <text:list-item>
          <text:p text:style-name="P7">Structurez le document HTML (liste, titre, liste…)</text:p>
        </text:list-item>
        <text:list-item>
          <text:p text:style-name="P7">Essayez d’ajouter l’image, et un lien vers wikipedia.</text:p>
        </text:list-item>
        <text:list-item>
          <text:p text:style-name="P6"><text:span text:style-name="T2">Stylez le document avec un CSS (inline, interne, externe…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Auteur" style:family="paragraph" style:parent-style-name="Standard">
      <style:text-properties officeooo:rsid="000f5f97"/>
    </style:style>
    <style:style style:name="Titre" style:family="paragraph" style:parent-style-name="Standard">
      <style:text-properties officeooo:rsid="000f5f97"/>
    </style:style>
    <style:style style:name="Lieu" style:family="paragraph" style:parent-style-name="Standard">
      <style:text-properties officeooo:rsid="000f5f97"/>
    </style:style>
    <style:style style:name="Editeur" style:family="paragraph" style:parent-style-name="Standard">
      <style:text-properties officeooo:rsid="000f5f97"/>
    </style:style>
    <style:style style:name="Collection" style:family="paragraph" style:parent-style-name="Standard">
      <style:text-properties officeooo:rsid="000f5f97"/>
    </style:style>
    <style:style style:name="Traduction" style:family="paragraph" style:parent-style-name="Standard">
      <style:text-properties officeooo:rsid="000f5f97"/>
    </style:style>
    <style:style style:name="Date" style:family="paragraph" style:parent-style-name="Standard">
      <style:text-properties officeooo:rsid="000f5f97"/>
    </style:style>
    <style:style style:name="url" style:family="paragraph" style:parent-style-name="Standard">
      <style:text-properties officeooo:rsid="000f5f97"/>
    </style:style>
    <style:style style:name="Resume" style:family="paragraph" style:parent-style-name="Standard">
      <style:text-properties officeooo:rsid="000f5f97"/>
    </style:style>
    <style:style style:name="NumeroRevue" style:family="paragraph" style:parent-style-name="Standard">
      <style:text-properties officeooo:rsid="000f5f97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0:29:43.809480000</meta:creation-date>
    <dc:date>2018-02-14T13:47:01.842893000</dc:date>
    <meta:editing-duration>PT11M49S</meta:editing-duration>
    <meta:editing-cycles>6</meta:editing-cycles>
    <meta:generator>LibreOffice/5.2.5.1$MacOSX_X86_64 LibreOffice_project/0312e1a284a7d50ca85a365c316c7abbf20a4d22</meta:generator>
    <meta:document-statistic meta:table-count="0" meta:image-count="0" meta:object-count="0" meta:page-count="1" meta:paragraph-count="6" meta:word-count="30" meta:character-count="194" meta:non-whitespace-character-count="171"/>
  </office:meta>
</office:document-meta>
</file>